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d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xporter un dump :</text:p>
      <text:p text:style-name="P1">drush sql-dump &gt; mon_fichier.sql</text:p>
      <text:p text:style-name="P1"/>
      <text:p text:style-name="P1">Importer un dump :</text:p>
      <text:p text:style-name="P1">drush sql-drop</text:p>
      <text:p text:style-name="P1">drush sql-cli &lt; mon_fichier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4:24:58.240222104</meta:creation-date>
    <meta:generator>LibreOffice/6.1.5.2$Linux_X86_64 LibreOffice_project/10$Build-2</meta:generator>
    <dc:date>2021-01-05T14:26:11.685737618</dc:date>
    <meta:editing-duration>PT1M14S</meta:editing-duration>
    <meta:editing-cycles>1</meta:editing-cycles>
    <meta:document-statistic meta:table-count="0" meta:image-count="0" meta:object-count="0" meta:page-count="1" meta:paragraph-count="5" meta:word-count="18" meta:character-count="113" meta:non-whitespace-character-count="100"/>
  </office:meta>
</office:document-meta>
</file>